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fd683"/>
    </style:style>
    <style:style style:name="P77" style:family="paragraph" style:parent-style-name="Footnote">
      <style:text-properties officeooo:paragraph-rsid="1017aee8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2pt" style:font-size-asian="12pt" style:font-size-complex="12pt"/>
    </style:style>
    <style:style style:name="T17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officeooo:rsid="047da547"/>
    </style:style>
    <style:style style:name="T19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officeooo:rsid="0efd8e5c"/>
    </style:style>
    <style:style style:name="T23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officeooo:rsid="04473353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officeooo:rsid="0aace3cd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officeooo:rsid="0f0ca65a"/>
    </style:style>
    <style:style style:name="T264" style:family="text">
      <style:text-properties officeooo:rsid="0f95a7a0"/>
    </style:style>
    <style:style style:name="T265" style:family="text">
      <style:text-properties officeooo:rsid="0f8f58bd"/>
    </style:style>
    <style:style style:name="T266" style:family="text">
      <style:text-properties style:text-underline-style="none"/>
    </style:style>
    <style:style style:name="T267" style:family="text">
      <style:text-properties officeooo:rsid="0fe30796"/>
    </style:style>
    <style:style style:name="T268" style:family="text">
      <style:text-properties style:text-underline-style="solid" style:text-underline-width="auto" style:text-underline-color="font-color"/>
    </style:style>
    <style:style style:name="T269" style:family="text">
      <style:text-properties style:text-underline-style="solid" style:text-underline-width="auto" style:text-underline-color="font-color" officeooo:rsid="0feb9a57"/>
    </style:style>
    <style:style style:name="T270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8"><text:span text:style-name="Strong_20_Emphasis"><text:span text:style-name="T138">C</text:span></text:span><text:span text:style-name="Strong_20_Emphasis"><text:span text:style-name="T137">hecklist voor </text:span></text:span><text:span text:style-name="Strong_20_Emphasis"><text:span text:style-name="T139">de installatie</text:span></text:span><text:span text:style-name="Strong_20_Emphasis"><text:span text:style-name="T137"> van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44"><text:user-field-get text:name="Version">24.04</text:user-field-get></text:span></text:span><text:span text:style-name="Strong_20_Emphasis"><text:span text:style-name="T141"><text:note text:id="ftn1" text:note-class="footnote"><text:note-citation>1</text:note-citation><text:note-body><text:p text:style-name="P77"><text:span text:style-name="T247">D</text:span><text:span text:style-name="T240">eze </text:span><text:span text:style-name="Strong_20_Emphasis"><text:span text:style-name="T251"><text:user-field-get text:name="Distro">Ubuntu</text:user-field-get></text:span></text:span><text:span text:style-name="T242"><text:s/></text:span><text:span text:style-name="T252"><text:user-field-get text:name="Version">24.04</text:user-field-get></text:span><text:span text:style-name="T252"><text:s/></text:span><text:span text:style-name="Strong_20_Emphasis"><text:span text:style-name="T253"><text:user-field-get text:name="Edition">Server</text:user-field-get></text:span></text:span><text:span text:style-name="T240"><text:s/>(codenaam </text:span><text:span text:style-name="T248">noble</text:span><text:span text:style-name="T240">) van april</text:span><text:span text:style-name="T243"> </text:span><text:span text:style-name="Strong_20_Emphasis"><text:span text:style-name="T254"><text:user-field-get text:name="Releaseyear">2024</text:user-field-get></text:span></text:span><text:span text:style-name="T244"><text:s/></text:span><text:span text:style-name="T247">is een zogenaamde </text:span><text:span text:style-name="T240">LTS-</text:span><text:span text:style-name="T247">versie</text:span><text:span text:style-name="T240"> </text:span><text:span text:style-name="T247">(</text:span><text:span text:style-name="T240">staat voor Long-Term Support, </text:span><text:span text:style-name="T241">langetermijnondersteuning</text:span><text:span text:style-name="T247">)</text:span><text:span text:style-name="T241"> </text:span><text:span text:style-name="T249">en</text:span><text:span text:style-name="T244"> </text:span><text:span text:style-name="T240">wordt gedurende 5 jaar ondersteund tot april 202</text:span><text:span text:style-name="T248">9</text:span><text:span text:style-name="T240">, en met een </text:span><text:span text:style-name="T245">gratis persoonlijk </text:span><text:span text:style-name="T240">Ubuntu </text:span><text:span text:style-name="T246">P</text:span><text:span text:style-name="T240">ro-abonnement gedurende 1</text:span><text:span text:style-name="T250">0</text:span><text:span text:style-name="T240"> jaar tot april 203</text:span><text:span text:style-name="T248">4</text:span><text:span text:style-name="T240">.</text:span></text:p></text:note-body></text:note></text:span></text:span><text:span text:style-name="Strong_20_Emphasis"><text:span text:style-name="T142"><text:s/></text:span></text:span><text:span text:style-name="Strong_20_Emphasis"><text:span text:style-name="T143"><text:user-field-get text:name="Edition">Server</text:user-field-get></text:span></text:span><text:span text:style-name="Strong_20_Emphasis"><text:span text:style-name="T140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3">ONDERSTREEPTE</text:span></text:span><text:span text:style-name="T1"> </text:span><text:span text:style-name="T16">woorden</text:span><text:span text:style-name="T15"> het</text:span><text:span text:style-name="Strong_20_Emphasis"><text:span text:style-name="T183"> </text:span></text:span><text:span text:style-name="Strong_20_Emphasis"><text:span text:style-name="T184">tekstvak</text:span></text:span><text:span text:style-name="T16"> </text:span><text:span text:style-name="T19">in,</text:span><text:span text:style-name="T16"> </text:span><text:span text:style-name="T197">zie </text:span><text:span text:style-name="T233">[</text:span><text:span text:style-name="T197">toelichting</text:span><text:span text:style-name="T233">]</text:span><text:span text:style-name="T16">:</text:span></text:p>
      <text:p text:style-name="P1"><text:span text:style-name="Definition"><text:span text:style-name="T23">GEBRUIKER</text:span></text:span><text:span text:style-name="T205"><text:tab/><text:tab/></text:span><text:span text:style-name="T232"> <text:tab/><text:tab/></text:span><text:span text:style-name="T206"><draw:control text:anchor-type="as-char" svg:y="-0.4cm" draw:z-index="17" draw:name="Gebruiker 1" draw:style-name="gr2" draw:text-style-name="P86" svg:width="6.4cm" svg:height="0.6cm" draw:control="control16"><svg:title>Gebruiker</svg:title><svg:desc>Volledige naam, bijv. Jan Stek</svg:desc></draw:control></text:span><text:span text:style-name="T206"><text:tab/> <text:s text:c="2"/></text:span><text:span text:style-name="T207">[</text:span><text:span text:style-name="T208">V</text:span><text:span text:style-name="T200">olledige naam, bijv. </text:span><text:span text:style-name="T201">J</text:span><text:span text:style-name="T230">a</text:span><text:span text:style-name="T201">n </text:span><text:span text:style-name="T230">Jansen</text:span><text:span text:style-name="T231">]</text:span></text:p>
      <text:p text:style-name="P70"><text:span text:style-name="Definition"><text:span text:style-name="T199">g</text:span></text:span><text:span text:style-name="Definition">ebruikersnaam</text:span><text:span text:style-name="Definition"><text:span text:style-name="T266"><text:tab/></text:span></text:span><text:span text:style-name="T198"><draw:control text:anchor-type="as-char" svg:y="-0.4cm" draw:z-index="18" draw:name="Gberuikersnaam 2" draw:style-name="gr2" draw:text-style-name="P86" svg:width="6.4cm" svg:height="0.6cm" draw:control="control17"><svg:title>Gebruikersnaam</svg:title><svg:desc>Korte naam, bijv. jan</svg:desc></draw:control></text:span><text:span text:style-name="T198"><text:tab/> <text:s text:c="2"/></text:span><text:span text:style-name="T7">[</text:span><text:span text:style-name="T8">K</text:span><text:span text:style-name="T6">orte naam, bijv. </text:span><text:span text:style-name="T148">j</text:span><text:span text:style-name="T149">a</text:span><text:span text:style-name="T148">n</text:span><text:span text:style-name="T150">]</text:span></text:p>
      <text:p text:style-name="P1"><text:span text:style-name="Definition"><text:span text:style-name="T267">server</text:span></text:span><text:span text:style-name="Definition">NAAM</text:span><text:span text:style-name="T209"><text:tab/><text:tab/><text:tab/></text:span><draw:control text:anchor-type="as-char" svg:y="-0.4cm" draw:z-index="19" draw:name="Computernaam 1" draw:style-name="gr2" draw:text-style-name="P86" svg:width="6.4cm" svg:height="0.6cm" draw:control="control18"><svg:title>Computernaam</svg:title><svg:desc>Unieke naam van de computer</svg:desc></draw:control><text:tab/> <text:s text:c="2"/><text:span text:style-name="T214">[</text:span><text:span text:style-name="T215">N</text:span><text:span text:style-name="T210">aam van de </text:span><text:span text:style-name="T217">server</text:span><text:span text:style-name="T211">, </text:span><text:span text:style-name="T212">bijv. </text:span><text:span text:style-name="T216">sv</text:span><text:span text:style-name="T213">02</text:span><text:span text:style-name="T214">]</text:span></text:p>
      <text:p text:style-name="P1"><text:span text:style-name="Definition"><text:span text:style-name="T219">GEBRUIKER</text:span></text:span><text:span text:style-name="Definition"><text:span text:style-name="T224"><text:tab/></text:span></text:span><text:span text:style-name="T218"><text:tab/></text:span><text:span text:style-name="T232"> <text:tab/><text:tab/></text:span><text:span text:style-name="T206"><draw:control text:anchor-type="as-char" svg:y="-0.4cm" draw:z-index="20" draw:name="Gebruiker 2" draw:style-name="gr2" draw:text-style-name="P86" svg:width="6.4cm" svg:height="0.6cm" draw:control="control19"><svg:title>Gebruiker</svg:title><svg:desc>Volledige naam, bijv. Jan Stek</svg:desc></draw:control></text:span><text:span text:style-name="T206"><text:tab/> <text:s text:c="2"/></text:span><text:span text:style-name="T207">[</text:span><text:span text:style-name="T208">V</text:span><text:span text:style-name="T200">olledige naam </text:span><text:span text:style-name="T204">evt. 2</text:span><text:span text:style-name="T234">e</text:span><text:span text:style-name="T202"> gebruiker</text:span><text:span text:style-name="T203">]</text:span></text:p>
      <text:p text:style-name="P70"><text:span text:style-name="Definition"><text:span text:style-name="T219">GEBRUIKERSN</text:span></text:span><text:span text:style-name="Definition"><text:span text:style-name="T220">aa</text:span></text:span><text:span text:style-name="Definition"><text:span text:style-name="T219">M</text:span></text:span><text:span text:style-name="Definition"><text:span text:style-name="T224"><text:tab/></text:span></text:span><text:span text:style-name="T198"><draw:control text:anchor-type="as-char" svg:y="-0.4cm" draw:z-index="21" draw:name="Gberuikersnaam 1" draw:style-name="gr2" draw:text-style-name="P86" svg:width="6.4cm" svg:height="0.6cm" draw:control="control20"><svg:title>Gebruikersnaam</svg:title><svg:desc>Korte naam, bijv. jan</svg:desc></draw:control></text:span><text:span text:style-name="T198"><text:tab/> <text:s text:c="2"/></text:span><text:span text:style-name="T222">[</text:span><text:span text:style-name="T223">K</text:span><text:span text:style-name="T221">orte naam</text:span><text:span text:style-name="T225"> </text:span><text:span text:style-name="T226">e</text:span><text:span text:style-name="T227">vt. 2</text:span><text:span text:style-name="T235">e</text:span><text:span text:style-name="T227"> </text:span><text:span text:style-name="T228">gebruiker</text:span><text:span text:style-name="T229">]</text:span></text:p>
      <text:p text:style-name="P1"><text:span text:style-name="T151">Vervang </text:span><text:span text:style-name="T155">de</text:span><text:span text:style-name="T151"> </text:span><text:span text:style-name="Definition"><text:span text:style-name="T24">ONDERSTREEPTE</text:span></text:span><text:span text:style-name="T151"> </text:span><text:span text:style-name="T152">woorden </text:span><text:span text:style-name="T151">in deze checklist door </text:span><text:span text:style-name="T155">d</text:span><text:span text:style-name="T156">i</text:span><text:span text:style-name="T155">e </text:span><text:span text:style-name="T154">in </text:span><text:span text:style-name="T156">het</text:span><text:span text:style-name="Strong_20_Emphasis"><text:span text:style-name="T48"> </text:span></text:span><text:span text:style-name="Strong_20_Emphasis"><text:span text:style-name="T60">tekstvak</text:span></text:span><text:span text:style-name="T151">.</text:span></text:p>
      <text:p text:style-name="P35"/>
      <text:p text:style-name="P35"/>
      <text:p text:style-name="P2"><text:span text:style-name="T166">Nog niet op Linux?</text:span><text:span text:style-name="T158"><text:tab/></text:span><text:span text:style-name="T161"><text:tab/></text:span><text:span text:style-name="T162">G</text:span><text:span text:style-name="T159">ebruik </text:span><text:span text:style-name="Strong_20_Emphasis"><text:span text:style-name="T169">Checklist </text:span></text:span><text:span text:style-name="Strong_20_Emphasis"><text:span text:style-name="T170">overzetten</text:span></text:span><text:span text:style-name="T15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0"> onder </text:span><text:span text:style-name="T167">Linux</text:span><text:span text:style-name="T153">.</text:span></text:p>
      <text:p text:style-name="P2"><text:span text:style-name="T164">Nieuwe installatie?</text:span><text:span text:style-name="T153"><text:tab/></text:span><text:span text:style-name="T161"></text:span><text:span text:style-name="T163"><text:tab/></text:span><text:span text:style-name="T162">B</text:span><text:span text:style-name="T153">egin bij hoofdstuk </text:span><text:span text:style-name="T164"><text:bookmark-ref text:reference-format="page" text:ref-name="__RefNumPara__4009_1271708128">2</text:bookmark-ref></text:span><text:span text:style-name="T153"><text:s text:c="2"/></text:span><text:span text:style-name="T165"><text:bookmark-ref text:reference-format="text" text:ref-name="__RefNumPara__4009_1271708128">Installatie uitvoeren</text:bookmark-ref></text:span><text:span text:style-name="T157">.</text:span></text:p>
      <text:p text:style-name="P20"/>
      <text:p text:style-name="P20"/>
      <text:list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61">gebruiker</text:span></text:span><text:span text:style-name="User_20_Entry"><text:span text:style-name="T98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2">Start de computer op vanaf</text:span><text:span text:style-name="T172"><text:note text:id="ftn4" text:note-class="footnote"><text:note-citation>1</text:note-citation><text:note-body><text:p text:style-name="P69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27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7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27">F12</text:span></text:span><text:span text:style-name="User_20_Entry"><text:span text:style-name="T120">.</text:span></text:span></text:p></text:note-body></text:note></text:span><text:span text:style-name="T172"> </text:span><text:span text:style-name="T175">een </text:span><text:span text:style-name="Strong_20_Emphasis"><text:span text:style-name="T146"><text:user-field-get text:name="Distro">Ubuntu</text:user-field-get></text:span></text:span><text:span text:style-name="T171"><text:s/></text:span><text:span text:style-name="T147"><text:user-field-get text:name="Version">24.04</text:user-field-get></text:span><text:span text:style-name="T147"><text:s/>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36">Vanaf een </text:span><text:span text:style-name="T264">L</text:span><text:span text:style-name="T236">ive </text:span><text:span text:style-name="T265">USB</text:span><text:span text:style-name="T239">-stick</text:span><text:span text:style-name="T21"> </text:span><text:span text:style-name="T236">kunt u opstarten en </text:span><text:span text:style-name="T17">met </text:span><text:span text:style-name="Strong_20_Emphasis"><text:span text:style-name="T177"><text:user-field-get text:name="Distro">Ubuntu</text:user-field-get></text:span></text:span><text:span text:style-name="Strong_20_Emphasis"><text:span text:style-name="T177"><text:s/></text:span></text:span><text:span text:style-name="T236">werken zonder enige bestanden op de harde schijf te wijzigen en maakt ook installatie van </text:span><text:span text:style-name="Strong_20_Emphasis"><text:span text:style-name="T177"><text:user-field-get text:name="Distro">Ubuntu</text:user-field-get></text:span></text:span><text:span text:style-name="Strong_20_Emphasis"><text:span text:style-name="T177"><text:s/></text:span></text:span><text:span text:style-name="T236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76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<text:s/></text:span></text:span><text:span text:style-name="Strong_20_Emphasis"><text:span text:style-name="T100"><text:user-field-get text:name="Version">24.04</text:user-field-get></text:span></text:span><text:span text:style-name="Strong_20_Emphasis"><text:span text:style-name="T100"><text:s/></text:span></text:span><text:span text:style-name="Strong_20_Emphasis"><text:span text:style-name="T102">LTS </text:span></text:span><text:span text:style-name="Strong_20_Emphasis"><text:span text:style-name="T94">CD</text:span></text:span><text:span text:style-name="Strong_20_Emphasis"><text:span text:style-name="T96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90">.</text:span></text:span><text:span text:style-name="Strong_20_Emphasis"><text:span text:style-name="T92"><text:line-break/>De </text:span></text:span><text:span text:style-name="Strong_20_Emphasis"><text:span text:style-name="T95">ver</text:span></text:span><text:span text:style-name="Strong_20_Emphasis"><text:span text:style-name="T92">volgstappen staan beschreven in </text:span></text:span><text:span text:style-name="Strong_20_Emphasis"><text:span text:style-name="T99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92">, onder </text:span></text:span><text:span text:style-name="Strong_20_Emphasis"><text:span text:style-name="T99">Linux</text:span></text:span><text:span text:style-name="Strong_20_Emphasis"><text:span text:style-name="T92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5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3">Kies</text:span><text:span text:style-name="T174"> </text:span><text:span text:style-name="T176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5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4">Bij</text:span><text:span text:style-name="T186"> </text:span><text:span text:style-name="Strong_20_Emphasis"><text:span text:style-name="T192">Profile setup</text:span></text:span><text:span text:style-name="T186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91">V</text:span><text:span text:style-name="T187">ul </text:span><text:span text:style-name="T188">in </text:span><text:span text:style-name="Strong_20_Emphasis"><text:span text:style-name="T192">Your</text:span></text:span><text:span text:style-name="Strong_20_Emphasis"><text:span text:style-name="T189"> n</text:span></text:span><text:span text:style-name="Strong_20_Emphasis"><text:span text:style-name="T190">a</text:span></text:span><text:span text:style-name="Strong_20_Emphasis"><text:span text:style-name="T192">me</text:span></text:span><text:span text:style-name="Strong_20_Emphasis"><text:span text:style-name="T179"> </text:span></text:span><text:span text:style-name="Definition"><text:span text:style-name="T4">gebruiker</text:span></text:span><text:span text:style-name="Strong_20_Emphasis"><text:span text:style-name="T180">, <text:line-break/></text:span></text:span><text:span text:style-name="Strong_20_Emphasis"><text:span text:style-name="T192">Your server</text:span></text:span><text:span text:style-name="Strong_20_Emphasis"><text:span text:style-name="T195">'</text:span></text:span><text:span text:style-name="Strong_20_Emphasis"><text:span text:style-name="T196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9">,<text:line-break/></text:span></text:span><text:span text:style-name="Strong_20_Emphasis"><text:span text:style-name="T193">Pick a username</text:span></text:span><text:span text:style-name="Strong_20_Emphasis"><text:span text:style-name="T179"> </text:span></text:span><text:span text:style-name="Definition"><text:span text:style-name="T4">gebruikersnaam</text:span></text:span><text:span text:style-name="Strong_20_Emphasis"><text:span text:style-name="T179">, </text:span></text:span><text:span text:style-name="Strong_20_Emphasis"><text:span text:style-name="T182">en</text:span></text:span><text:span text:style-name="Strong_20_Emphasis"><text:span text:style-name="T179"><text:line-break/></text:span></text:span><text:span text:style-name="Strong_20_Emphasis"><text:span text:style-name="T181">g</text:span></text:span><text:span text:style-name="Strong_20_Emphasis"><text:span text:style-name="T178">eef tweemaal een </text:span></text:span><text:span text:style-name="Strong_20_Emphasis"><text:span text:style-name="T185">wachtwoord</text:span></text:span><text:span text:style-name="Strong_20_Emphasis"><text:span text:style-name="T178">.</text:span></text:span></text:p>
          </table:table-cell>
        </table:table-row>
      </table:table>
      <text:p text:style-name="P36"><text:span text:style-name="Strong_20_Emphasis"><text:span text:style-name="T71"/></text:span></text:p>
      <text:list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5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useradd --create-home -- comm<text:span text:style-name="T270">e</text:span>n<text:span text:style-name="T270">t</text:span> <text:span text:style-name="T134">'</text:span><text:span text:style-name="T135">gebruiker</text:span><text:span text:style-name="T134">' [--groups adm,sudo] </text:span><text:span text:style-name="T135">gebruiker</text:span><text:span text:style-name="T136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1">sudo passwd <text:span text:style-name="T268">gebruiker</text:span><text:span text:style-name="T269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5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5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5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1">E</text:span></text:span><text:span text:style-name="User_20_Entry"><text:span text:style-name="T123">ventuele extra </text:span></text:span><text:span text:style-name="Definition"><text:span text:style-name="T262">gebruiker</text:span></text:span><text:span text:style-name="User_20_Entry"><text:span text:style-name="T122">s</text:span></text:span><text:span text:style-name="User_20_Entry"><text:span text:style-name="T123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5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28">E</text:span><text:span text:style-name="T129">inde c</text:span><text:span text:style-name="T130">hecklist, </text:span><text:span text:style-name="T131">d</text:span><text:span text:style-name="T130">e installatie van </text:span><text:span text:style-name="Strong_20_Emphasis"><text:span text:style-name="T145"><text:user-field-get text:name="Distro">Ubuntu</text:user-field-get></text:span></text:span><text:span text:style-name="T132"><text:s/></text:span><text:span text:style-name="T133"><text:user-field-get text:name="Version">24.04</text:user-field-get></text:span><text:span text:style-name="T133"><text:s/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0">is voltooid.</text:span></text:p>
      <text:p text:style-name="P7"/>
      <text:list text:style-name="L2">
        <text:list-header>
          <text:p text:style-name="P83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84"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60">Universeel</text:span></text:span><text:span text:style-name="Emphasis"><text:span text:style-name="T258">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03T09:25:41.146628418">0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5:40.990451548</dc:date>
    <meta:keyword>Installatie</meta:keyword>
    <meta:keyword>Checklist</meta:keyword>
    <meta:keyword>Linux</meta:keyword>
    <meta:editing-cycles>6851</meta:editing-cycles>
    <meta:editing-duration>P12DT4H28M55S</meta:editing-duration>
    <dc:creator>Karel Zimmer</dc:creator>
    <meta:document-statistic meta:table-count="4" meta:image-count="2" meta:object-count="0" meta:page-count="4" meta:paragraph-count="77" meta:word-count="453" meta:character-count="3188" meta:non-whitespace-character-count="2762"/>
    <meta:user-defined meta:name="Info 1"/>
    <meta:user-defined meta:name="Info 2"/>
    <meta:user-defined meta:name="Info 3"/>
    <meta:user-defined meta:name="Info 4"/>
  </office:meta>
</office:document-meta>
</file>